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th" svg:font-family="'MathJax Math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d79b" officeooo:paragraph-rsid="0007d79b"/>
    </style:style>
    <style:style style:name="P2" style:family="paragraph" style:parent-style-name="Heading_20_2">
      <style:paragraph-properties fo:text-align="center" style:justify-single-word="false"/>
      <style:text-properties fo:font-size="16pt" officeooo:paragraph-rsid="001db101" style:font-size-asian="16pt" style:font-size-complex="16pt"/>
    </style:style>
    <style:style style:name="P3" style:family="paragraph" style:parent-style-name="Heading_20_2">
      <style:paragraph-properties fo:text-align="center" style:justify-single-word="false"/>
      <style:text-properties fo:font-size="16pt" officeooo:rsid="001033e0" officeooo:paragraph-rsid="002575f3" style:font-size-asian="16pt" style:font-size-complex="16pt"/>
    </style:style>
    <style:style style:name="P4" style:family="paragraph" style:parent-style-name="Heading_20_2">
      <style:paragraph-properties fo:text-align="center" style:justify-single-word="false"/>
      <style:text-properties officeooo:rsid="001033e0" officeooo:paragraph-rsid="00243950"/>
    </style:style>
    <style:style style:name="P5" style:family="paragraph" style:parent-style-name="Standard">
      <style:text-properties fo:font-weight="normal" officeooo:paragraph-rsid="0007d79b" style:font-weight-asian="normal" style:font-weight-complex="normal"/>
    </style:style>
    <style:style style:name="P6" style:family="paragraph" style:parent-style-name="Standard">
      <style:text-properties fo:font-weight="normal" officeooo:rsid="001033e0" officeooo:paragraph-rsid="00243950" style:font-weight-asian="normal" style:font-weight-complex="normal"/>
    </style:style>
    <style:style style:name="P7" style:family="paragraph" style:parent-style-name="Standard">
      <style:text-properties fo:font-weight="normal" officeooo:rsid="001033e0" officeooo:paragraph-rsid="001033e0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2pt" fo:font-weight="normal" officeooo:rsid="001db101" officeooo:paragraph-rsid="001db101" style:font-size-asian="10.5pt" style:font-weight-asian="normal" style:font-size-complex="12pt" style:font-weight-complex="normal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weight="bold" officeooo:rsid="001db101" style:font-size-asian="16pt" style:font-weight-asian="bold" style:font-size-complex="16pt" style:font-weight-complex="bold"/>
    </style:style>
    <style:style style:name="T3" style:family="text">
      <style:text-properties fo:font-weight="bold" officeooo:rsid="001db101" style:font-weight-asian="bold" style:font-weight-complex="bold"/>
    </style:style>
    <style:style style:name="T4" style:family="text">
      <style:text-properties fo:font-weight="bold" officeooo:rsid="002575f3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033e0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luisclaudio.mat.br/blog/?p=294" text:style-name="Internet_20_link" text:visited-style-name="Visited_20_Internet_20_Link"><text:span text:style-name="T5">Gráficos de Sólidos de Revolução</text:span></text:a></text:p>
      <text:p text:style-name="P5"/>
      <text:h text:style-name="P4" text:outline-level="2"><text:span text:style-name="T1">Rotacionando a curva parametrizada em torno de um eixo </text:span><text:span text:style-name="T2">x</text:span></text:h>
      <text:p text:style-name="P6"><draw:frame draw:style-name="fr1" draw:name="Objeto6" text:anchor-type="as-char" svg:y="-0.968cm" svg:width="13.379cm" svg:height="1.706cm" draw:z-index="0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6"/>
      <text:p text:style-name="P6"><draw:frame draw:style-name="fr1" draw:name="Objeto2" text:anchor-type="as-char" svg:y="-0.968cm" svg:width="13.742cm" svg:height="1.706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6"/>
      <text:h text:style-name="P2" text:outline-level="2"><text:span text:style-name="T7">Rotacionando a curva parametrizada em torno de um eixo </text:span><text:span text:style-name="T3">y</text:span></text:h>
      <text:p text:style-name="P7"><draw:frame draw:style-name="fr1" draw:name="Objeto7" text:anchor-type="as-char" svg:y="-0.968cm" svg:width="14.751cm" svg:height="1.706cm" draw:z-index="2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7"/>
      <text:p text:style-name="P7"><draw:frame draw:style-name="fr1" draw:name="Objeto1" text:anchor-type="as-char" svg:y="-0.968cm" svg:width="13.744cm" svg:height="1.706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7"/>
      <text:h text:style-name="P3" text:outline-level="2"><text:span text:style-name="T6">Rotacionando a curva parametrizada em torno de um eixo </text:span><text:span text:style-name="T4">z</text:span></text:h>
      <text:p text:style-name="P8"><draw:frame draw:style-name="fr1" draw:name="Objeto4" text:anchor-type="as-char" svg:y="-0.977cm" svg:width="13.674cm" svg:height="1.706cm" draw:z-index="1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8"><draw:frame draw:style-name="fr1" draw:name="Objeto3" text:anchor-type="as-char" svg:y="-0.977cm" svg:width="14.279cm" svg:height="1.706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th" svg:font-family="'MathJax Math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3:37:06.642000000</meta:creation-date>
    <meta:generator>LibreOffice/5.1.4.2$Windows_x86 LibreOffice_project/f99d75f39f1c57ebdd7ffc5f42867c12031db97a</meta:generator>
    <dc:date>2016-08-11T09:44:40.093000000</dc:date>
    <meta:editing-duration>PT2H7M14S</meta:editing-duration>
    <meta:editing-cycles>42</meta:editing-cycles>
    <meta:document-statistic meta:table-count="0" meta:image-count="0" meta:object-count="6" meta:page-count="1" meta:paragraph-count="10" meta:word-count="35" meta:character-count="200" meta:non-whitespace-character-count="169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n>0</mn>
                </mtd>
                <mtd columnalign="left">
                  <mrow>
                    <mi mathvariant="italic">sen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</mtr>
              <mtr>
                <mtd columnalign="left">
                  <mn>0</mn>
                </mtd>
                <mtd columnalign="left">
                  <mn>1</mn>
                </mtd>
                <mtd columnalign="left">
                  <mn>0</mn>
                </mtd>
              </mtr>
              <mtr>
                <mtd columnalign="left"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n>0</mn>
                </mtd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|</mo>
        </mrow>
        <mo stretchy="false">⋅</mo>
        <mrow>
          <mo fence="true" stretchy="true">|</mo>
          <mrow>
            <mtable>
              <mtr>
                <mtd>
                  <mn>0</mn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|</mo>
        </mrow>
      </mrow>
      <mo stretchy="false">=</mo>
      <mrow>
        <mo fence="true" stretchy="true">|</mo>
        <mrow>
          <mtable>
            <mtr>
              <mtd>
                <mrow>
                  <mrow>
                    <mn>0</mn>
                    <mo stretchy="false">+</mo>
                    <mn>0</mn>
                    <mo stretchy="false">+</mo>
                    <mi mathvariant="italic">sen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z</mi>
                </mrow>
              </mtd>
            </mtr>
            <mtr>
              <mtd>
                <mrow>
                  <mn>0</mn>
                  <mo stretchy="false">+</mo>
                  <mi>y</mi>
                  <mo stretchy="false">+</mo>
                  <mn>0</mn>
                </mrow>
              </mtd>
            </mtr>
            <mtr>
              <mtd>
                <mrow>
                  <mrow>
                    <mn>0</mn>
                    <mo stretchy="false">+</mo>
                    <mn>0</mn>
                    <mo stretchy="false">+</mo>
                    <mi>cos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z</mi>
                </mrow>
              </mtd>
            </mtr>
          </mtable>
        </mrow>
        <mo fence="true" stretchy="true">|</mo>
      </mrow>
      <mo stretchy="false">=</mo>
      <mrow>
        <mo fence="true" stretchy="true">|</mo>
        <mrow>
          <mtable>
            <mtr>
              <mtd>
                <mrow>
                  <mi mathvariant="italic">sen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z</mi>
                </mrow>
              </mtd>
            </mtr>
            <mtr>
              <mtd>
                <mi>y</mi>
              </mtd>
            </mtr>
            <mtr>
              <mtd>
                <mrow>
                  <mi>cos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z</mi>
                </mrow>
              </mtd>
            </mtr>
          </mtable>
        </mrow>
        <mo fence="true" stretchy="true">|</mo>
      </mrow>
      <mo stretchy="false">=</mo>
      <mrow>
        <mo fence="true" stretchy="true">(</mo>
        <mrow>
          <mrow>
            <mi mathvariant="italic">sen</mi>
            <mrow>
              <mo fence="true" stretchy="false">(</mo>
              <mrow>
                <mi mathvariant="normal">β</mi>
              </mrow>
              <mo fence="true" stretchy="false">)</mo>
            </mrow>
            <mi>z</mi>
            <mi>,</mi>
            <mi>y</mi>
            <mi>,</mi>
            <mi>cos</mi>
            <mrow>
              <mo fence="true" stretchy="false">(</mo>
              <mrow>
                <mi mathvariant="normal">β</mi>
              </mrow>
              <mo fence="true" stretchy="false">)</mo>
            </mrow>
            <mi>z</mi>
          </mrow>
        </mrow>
        <mo fence="true" stretchy="true">)</mo>
      </mrow>
    </mrow>
    <annotation encoding="StarMath 5.0">left lline matrix{
alignl cos( %beta )  # alignl 0 # alignl sen( %beta ) ##
alignl 0             # alignl 1 # alignl 0 ##
alignl -sen( %beta ) # alignl 0 # alignl cos( %beta )
} right rline cdot left lline matrix{0 ## y ## z} right rline = left lline matrix{0 + 0 +sen(%beta) z ## 0 + y + 0 ## 0 + 0 + cos(%beta) z} right rline = left lline matrix{sen(%beta) z ## y ## cos(%beta) z} right rline =left( sen( %beta ) z, y, cos( %beta ) z right)</annotation>
  </semantics>
</math>
</file>

<file path=Object 2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 columnalign="left">
                  <mn>1</mn>
                </mtd>
                <mtd columnalign="left">
                  <mn>0</mn>
                </mtd>
                <mtd columnalign="left">
                  <mn>0</mn>
                </mtd>
              </mtr>
              <mtr>
                <mtd columnalign="left">
                  <mn>0</mn>
                </mtd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</mtr>
              <mtr>
                <mtd columnalign="left">
                  <mn>0</mn>
                </mtd>
                <mtd columnalign="left">
                  <mrow>
                    <mi mathvariant="italic">sen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|</mo>
        </mrow>
        <mo stretchy="false">⋅</mo>
        <mrow>
          <mo fence="true" stretchy="true">|</mo>
          <mrow>
            <mtable>
              <mtr>
                <mtd>
                  <mi>x</mi>
                </mtd>
              </mtr>
              <mtr>
                <mtd>
                  <mn>0</mn>
                </mtd>
              </mtr>
              <mtr>
                <mtd>
                  <mi>z</mi>
                </mtd>
              </mtr>
            </mtable>
          </mrow>
          <mo fence="true" stretchy="true">|</mo>
        </mrow>
      </mrow>
      <mo stretchy="false">=</mo>
      <mrow>
        <mo fence="true" stretchy="true">|</mo>
        <mrow>
          <mtable>
            <mtr>
              <mtd>
                <mrow>
                  <mi>x</mi>
                  <mo stretchy="false">+</mo>
                  <mn>0</mn>
                  <mo stretchy="false">+</mo>
                  <mn>0</mn>
                </mrow>
              </mtd>
            </mtr>
            <mtr>
              <mtd>
                <mrow>
                  <mrow>
                    <mn>0</mn>
                    <mo stretchy="false">+</mo>
                    <mn>0</mn>
                    <mo stretchy="false">−</mo>
                    <mi mathvariant="italic">sen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z</mi>
                </mrow>
              </mtd>
            </mtr>
            <mtr>
              <mtd>
                <mrow>
                  <mrow>
                    <mn>0</mn>
                    <mo stretchy="false">+</mo>
                    <mn>0</mn>
                    <mo stretchy="false">+</mo>
                    <mi>cos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z</mi>
                </mrow>
              </mtd>
            </mtr>
          </mtable>
        </mrow>
        <mo fence="true" stretchy="true">|</mo>
      </mrow>
      <mo stretchy="false">=</mo>
      <mrow>
        <mo fence="true" stretchy="true">|</mo>
        <mrow>
          <mtable>
            <mtr>
              <mtd>
                <mi>x</mi>
              </mtd>
            </mtr>
            <mtr>
              <mtd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z</mi>
                </mrow>
              </mtd>
            </mtr>
            <mtr>
              <mtd>
                <mrow>
                  <mi>cos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z</mi>
                </mrow>
              </mtd>
            </mtr>
          </mtable>
        </mrow>
        <mo fence="true" stretchy="true">|</mo>
      </mrow>
      <mo stretchy="false">=</mo>
      <mrow>
        <mo fence="true" stretchy="false">(</mo>
        <mrow>
          <mrow>
            <mi>x</mi>
            <mrow>
              <mi>,</mi>
              <mo stretchy="false">−</mo>
              <mi mathvariant="italic">sen</mi>
            </mrow>
            <mrow>
              <mo fence="true" stretchy="false">(</mo>
              <mrow>
                <mi mathvariant="normal">β</mi>
              </mrow>
              <mo fence="true" stretchy="false">)</mo>
            </mrow>
            <mi>z</mi>
            <mi>,</mi>
            <mi>cos</mi>
            <mrow>
              <mo fence="true" stretchy="false">(</mo>
              <mrow>
                <mi mathvariant="normal">β</mi>
              </mrow>
              <mo fence="true" stretchy="false">)</mo>
            </mrow>
            <mi>z</mi>
          </mrow>
        </mrow>
        <mo fence="true" stretchy="false">)</mo>
      </mrow>
    </mrow>
    <annotation encoding="StarMath 5.0">left lline matrix{
alignl 1 # alignl 0            # alignl 0 ##
alignl 0 # alignl cos( %beta ) # alignl -sen( %beta ) ##
alignl 0 # alignl sen( %beta ) # alignl cos( %beta )
} right rline cdot left lline matrix{x ## 0 ## z} right rline = left lline matrix{x + 0 + 0 ## 0 + 0 - sen(%beta) z ## 0 + 0 + cos(%beta) z} right rline = left lline matrix{x ## -sen(%beta) z ## cos(%beta) z} right rline = ( x, -sen(%beta) z,  cos(%beta) z )</annotation>
  </semantics>
</math>
</file>

<file path=Object 3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n>0</mn>
                </mtd>
              </mtr>
              <mtr>
                <mtd columnalign="left">
                  <mrow>
                    <mi mathvariant="italic">sen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n>0</mn>
                </mtd>
              </mtr>
              <mtr>
                <mtd columnalign="left">
                  <mn>0</mn>
                </mtd>
                <mtd columnalign="left">
                  <mn>0</mn>
                </mtd>
                <mtd columnalign="left">
                  <mn>1</mn>
                </mtd>
              </mtr>
            </mtable>
          </mrow>
          <mo fence="true" stretchy="true">|</mo>
        </mrow>
        <mo stretchy="false">⋅</mo>
        <mrow>
          <mo fence="true" stretchy="true">|</mo>
          <mrow>
            <mtable>
              <mtr>
                <mtd>
                  <mn>0</mn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|</mo>
        </mrow>
      </mrow>
      <mo stretchy="false">=</mo>
      <mrow>
        <mo fence="true" stretchy="true">|</mo>
        <mrow>
          <mtable>
            <mtr>
              <mtd>
                <mrow>
                  <mrow>
                    <mn>0</mn>
                    <mo stretchy="false">−</mo>
                    <mi mathvariant="italic">sen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row>
                    <mi>y</mi>
                    <mo stretchy="false">+</mo>
                    <mn>0</mn>
                  </mrow>
                </mrow>
              </mtd>
            </mtr>
            <mtr>
              <mtd>
                <mrow>
                  <mrow>
                    <mn>0</mn>
                    <mo stretchy="false">+</mo>
                    <mi>cos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row>
                    <mi>y</mi>
                    <mo stretchy="false">+</mo>
                    <mn>0</mn>
                  </mrow>
                </mrow>
              </mtd>
            </mtr>
            <mtr>
              <mtd>
                <mrow>
                  <mn>0</mn>
                  <mo stretchy="false">+</mo>
                  <mn>0</mn>
                  <mo stretchy="false">+</mo>
                  <mi>z</mi>
                </mrow>
              </mtd>
            </mtr>
          </mtable>
        </mrow>
        <mo fence="true" stretchy="true">|</mo>
      </mrow>
      <mo stretchy="false">=</mo>
      <mrow>
        <mo fence="true" stretchy="true">|</mo>
        <mrow>
          <mtable>
            <mtr>
              <mtd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y</mi>
                </mrow>
              </mtd>
            </mtr>
            <mtr>
              <mtd>
                <mrow>
                  <mi>cos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y</mi>
                </mrow>
              </mtd>
            </mtr>
            <mtr>
              <mtd>
                <mi>z</mi>
              </mtd>
            </mtr>
          </mtable>
        </mrow>
        <mo fence="true" stretchy="true">|</mo>
      </mrow>
      <mo stretchy="false">=</mo>
      <mrow>
        <mo fence="true" stretchy="true">(</mo>
        <mrow>
          <mrow>
            <mrow>
              <mo stretchy="false">−</mo>
              <mi mathvariant="italic">sen</mi>
            </mrow>
            <mrow>
              <mo fence="true" stretchy="false">(</mo>
              <mrow>
                <mi mathvariant="normal">β</mi>
              </mrow>
              <mo fence="true" stretchy="false">)</mo>
            </mrow>
            <mi>y</mi>
            <mi>,</mi>
            <mi>cos</mi>
            <mrow>
              <mo fence="true" stretchy="false">(</mo>
              <mrow>
                <mi mathvariant="normal">β</mi>
              </mrow>
              <mo fence="true" stretchy="false">)</mo>
            </mrow>
            <mi>y</mi>
            <mi>,</mi>
            <mi>z</mi>
          </mrow>
        </mrow>
        <mo fence="true" stretchy="true">)</mo>
      </mrow>
    </mrow>
    <annotation encoding="StarMath 5.0">left lline matrix{
alignl cos( %beta ) # alignl -sen( %beta ) # alignl 0 ##
alignl sen( %beta ) # alignl cos( %beta )  # alignl 0 ##
alignl 0            # alignl 0             # alignl 1
} right rline cdot left lline matrix{0 ## y ## z} right rline = left lline matrix{0 - sen(%beta)y + 0 ## 0 + cos(%beta) y + 0 ## 0 + 0 + z} right rline = left lline matrix{-sen(%beta) y ## cos(%beta) y ## z} right rline = left( -sen(%beta)y , cos(%beta)y, z right)</annotation>
  </semantics>
</math>
</file>

<file path=Object 4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 columnalign="left">
                  <mn>1</mn>
                </mtd>
                <mtd columnalign="left">
                  <mn>0</mn>
                </mtd>
                <mtd columnalign="left">
                  <mn>0</mn>
                </mtd>
              </mtr>
              <mtr>
                <mtd columnalign="left">
                  <mn>0</mn>
                </mtd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</mtr>
              <mtr>
                <mtd columnalign="left">
                  <mn>0</mn>
                </mtd>
                <mtd columnalign="left">
                  <mrow>
                    <mi mathvariant="italic">sen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|</mo>
        </mrow>
        <mo stretchy="false">⋅</mo>
        <mrow>
          <mo fence="true" stretchy="true">|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n>0</mn>
                </mtd>
              </mtr>
            </mtable>
          </mrow>
          <mo fence="true" stretchy="true">|</mo>
        </mrow>
      </mrow>
      <mo stretchy="false">=</mo>
      <mrow>
        <mo fence="true" stretchy="true">|</mo>
        <mrow>
          <mtable>
            <mtr>
              <mtd>
                <mrow>
                  <mi>x</mi>
                  <mo stretchy="false">+</mo>
                  <mn>0</mn>
                  <mo stretchy="false">+</mo>
                  <mn>0</mn>
                </mrow>
              </mtd>
            </mtr>
            <mtr>
              <mtd>
                <mrow>
                  <mrow>
                    <mn>0</mn>
                    <mo stretchy="false">+</mo>
                    <mi>cos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row>
                    <mi>y</mi>
                    <mo stretchy="false">+</mo>
                    <mn>0</mn>
                  </mrow>
                </mrow>
              </mtd>
            </mtr>
            <mtr>
              <mtd>
                <mrow>
                  <mrow>
                    <mn>0</mn>
                    <mo stretchy="false">+</mo>
                    <mi mathvariant="italic">sen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row>
                    <mi>y</mi>
                    <mo stretchy="false">+</mo>
                    <mn>0</mn>
                  </mrow>
                </mrow>
              </mtd>
            </mtr>
          </mtable>
        </mrow>
        <mo fence="true" stretchy="true">|</mo>
      </mrow>
      <mo stretchy="false">=</mo>
      <mrow>
        <mo fence="true" stretchy="true">|</mo>
        <mrow>
          <mtable>
            <mtr>
              <mtd>
                <mi>x</mi>
              </mtd>
            </mtr>
            <mtr>
              <mtd>
                <mrow>
                  <mi>cos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y</mi>
                </mrow>
              </mtd>
            </mtr>
            <mtr>
              <mtd>
                <mrow>
                  <mi mathvariant="italic">sen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y</mi>
                </mrow>
              </mtd>
            </mtr>
          </mtable>
        </mrow>
        <mo fence="true" stretchy="true">|</mo>
      </mrow>
      <mo stretchy="false">=</mo>
      <mrow>
        <mo fence="true" stretchy="false">(</mo>
        <mrow>
          <mrow>
            <mi>x</mi>
            <mi>,</mi>
            <mi>cos</mi>
            <mrow>
              <mo fence="true" stretchy="false">(</mo>
              <mrow>
                <mi mathvariant="normal">β</mi>
              </mrow>
              <mo fence="true" stretchy="false">)</mo>
            </mrow>
            <mi>y</mi>
            <mi>,</mi>
            <mi mathvariant="italic">sen</mi>
            <mrow>
              <mo fence="true" stretchy="false">(</mo>
              <mrow>
                <mi mathvariant="normal">β</mi>
              </mrow>
              <mo fence="true" stretchy="false">)</mo>
            </mrow>
            <mi>y</mi>
          </mrow>
        </mrow>
        <mo fence="true" stretchy="false">)</mo>
      </mrow>
    </mrow>
    <annotation encoding="StarMath 5.0">left lline matrix{
alignl 1 # alignl 0            # alignl 0 ##
alignl 0 # alignl cos( %beta ) # alignl -sen( %beta ) ##
alignl 0 # alignl sen( %beta ) # alignl cos( %beta )
} right rline cdot left lline matrix{x ## y ## 0} right rline = left lline matrix{x + 0 + 0 ## 0 + cos(%beta) y + 0 ## 0 + sen(%beta) y + 0} right rline = left lline matrix{x ## cos(%beta) y ## sen(%beta) y} right rline = ( x, cos(%beta) y,  sen(%beta) y )</annotation>
  </semantics>
</math>
</file>

<file path=Object 6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n>0</mn>
                </mtd>
              </mtr>
              <mtr>
                <mtd columnalign="left">
                  <mrow>
                    <mi mathvariant="italic">sen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n>0</mn>
                </mtd>
              </mtr>
              <mtr>
                <mtd columnalign="left">
                  <mn>0</mn>
                </mtd>
                <mtd columnalign="left">
                  <mn>0</mn>
                </mtd>
                <mtd columnalign="left">
                  <mn>1</mn>
                </mtd>
              </mtr>
            </mtable>
          </mrow>
          <mo fence="true" stretchy="true">|</mo>
        </mrow>
        <mo stretchy="false">⋅</mo>
        <mrow>
          <mo fence="true" stretchy="true">|</mo>
          <mrow>
            <mtable>
              <mtr>
                <mtd>
                  <mi>x</mi>
                </mtd>
              </mtr>
              <mtr>
                <mtd>
                  <mn>0</mn>
                </mtd>
              </mtr>
              <mtr>
                <mtd>
                  <mi>z</mi>
                </mtd>
              </mtr>
            </mtable>
          </mrow>
          <mo fence="true" stretchy="true">|</mo>
        </mrow>
      </mrow>
      <mo stretchy="false">=</mo>
      <mrow>
        <mo fence="true" stretchy="true">|</mo>
        <mrow>
          <mtable>
            <mtr>
              <mtd>
                <mrow>
                  <mi>cos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row>
                    <mi>x</mi>
                    <mo stretchy="false">+</mo>
                    <mn>0</mn>
                    <mo stretchy="false">+</mo>
                    <mn>0</mn>
                  </mrow>
                </mrow>
              </mtd>
            </mtr>
            <mtr>
              <mtd>
                <mrow>
                  <mi mathvariant="italic">sen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row>
                    <mi>x</mi>
                    <mo stretchy="false">+</mo>
                    <mn>0</mn>
                    <mo stretchy="false">+</mo>
                    <mn>0</mn>
                  </mrow>
                </mrow>
              </mtd>
            </mtr>
            <mtr>
              <mtd>
                <mrow>
                  <mn>0</mn>
                  <mo stretchy="false">+</mo>
                  <mn>0</mn>
                  <mo stretchy="false">+</mo>
                  <mi>z</mi>
                </mrow>
              </mtd>
            </mtr>
          </mtable>
        </mrow>
        <mo fence="true" stretchy="true">|</mo>
      </mrow>
      <mo stretchy="false">=</mo>
      <mrow>
        <mo fence="true" stretchy="true">|</mo>
        <mrow>
          <mtable>
            <mtr>
              <mtd>
                <mrow>
                  <mi>cos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x</mi>
                </mrow>
              </mtd>
            </mtr>
            <mtr>
              <mtd>
                <mrow>
                  <mi mathvariant="italic">sen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x</mi>
                </mrow>
              </mtd>
            </mtr>
            <mtr>
              <mtd>
                <mi>z</mi>
              </mtd>
            </mtr>
          </mtable>
        </mrow>
        <mo fence="true" stretchy="true">|</mo>
      </mrow>
      <mo stretchy="false">=</mo>
      <mrow>
        <mo fence="true" stretchy="true">(</mo>
        <mrow>
          <mrow>
            <mi>cos</mi>
            <mrow>
              <mo fence="true" stretchy="false">(</mo>
              <mrow>
                <mi mathvariant="normal">β</mi>
              </mrow>
              <mo fence="true" stretchy="false">)</mo>
            </mrow>
            <mi>x</mi>
            <mi>,</mi>
            <mi mathvariant="italic">seno</mi>
            <mrow>
              <mo fence="true" stretchy="false">(</mo>
              <mrow>
                <mi mathvariant="normal">β</mi>
              </mrow>
              <mo fence="true" stretchy="false">)</mo>
            </mrow>
            <mi>x</mi>
            <mi>,</mi>
            <mi>z</mi>
          </mrow>
        </mrow>
        <mo fence="true" stretchy="true">)</mo>
      </mrow>
    </mrow>
    <annotation encoding="StarMath 5.0">left lline matrix{
alignl cos( %beta ) # alignl -sen( %beta ) # alignl 0 ##
alignl sen( %beta ) # alignl cos( %beta )  # alignl 0 ##
alignl 0            # alignl 0             # alignl 1
} right rline cdot left lline matrix{x ## 0 ## z} right rline = left lline matrix{cos(%beta) x + 0 + 0 ## sen(%beta) x + 0 + 0 ## 0 + 0 + z} right rline = left lline matrix{cos(%beta) x ## sen(%beta) x ## z} right rline = left( cos(%beta)x , seno(%beta)x, z right)</annotation>
  </semantics>
</math>
</file>

<file path=Object 7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n>0</mn>
                </mtd>
                <mtd columnalign="left">
                  <mrow>
                    <mi mathvariant="italic">sen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</mtr>
              <mtr>
                <mtd columnalign="left">
                  <mn>0</mn>
                </mtd>
                <mtd columnalign="left">
                  <mn>1</mn>
                </mtd>
                <mtd columnalign="left">
                  <mn>0</mn>
                </mtd>
              </mtr>
              <mtr>
                <mtd columnalign="left"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n>0</mn>
                </mtd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|</mo>
        </mrow>
        <mo stretchy="false">⋅</mo>
        <mrow>
          <mo fence="true" stretchy="true">|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n>0</mn>
                </mtd>
              </mtr>
            </mtable>
          </mrow>
          <mo fence="true" stretchy="true">|</mo>
        </mrow>
      </mrow>
      <mo stretchy="false">=</mo>
      <mrow>
        <mo fence="true" stretchy="true">|</mo>
        <mrow>
          <mtable>
            <mtr>
              <mtd>
                <mrow>
                  <mi>cos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row>
                    <mi>x</mi>
                    <mo stretchy="false">+</mo>
                    <mn>0</mn>
                    <mo stretchy="false">+</mo>
                    <mn>0</mn>
                  </mrow>
                </mrow>
              </mtd>
            </mtr>
            <mtr>
              <mtd>
                <mrow>
                  <mn>0</mn>
                  <mo stretchy="false">+</mo>
                  <mi>y</mi>
                  <mo stretchy="false">+</mo>
                  <mn>0</mn>
                </mrow>
              </mtd>
            </mtr>
            <mtr>
              <mtd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row>
                    <mi>x</mi>
                    <mo stretchy="false">+</mo>
                    <mn>0</mn>
                    <mo stretchy="false">+</mo>
                    <mn>0</mn>
                  </mrow>
                </mrow>
              </mtd>
            </mtr>
          </mtable>
        </mrow>
        <mo fence="true" stretchy="true">|</mo>
      </mrow>
      <mo stretchy="false">=</mo>
      <mrow>
        <mo fence="true" stretchy="true">|</mo>
        <mrow>
          <mtable>
            <mtr>
              <mtd>
                <mrow>
                  <mi>cos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x</mi>
                </mrow>
              </mtd>
            </mtr>
            <mtr>
              <mtd>
                <mi>y</mi>
              </mtd>
            </mtr>
            <mtr>
              <mtd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x</mi>
                </mrow>
              </mtd>
            </mtr>
          </mtable>
        </mrow>
        <mo fence="true" stretchy="true">|</mo>
      </mrow>
      <mo stretchy="false">=</mo>
      <mrow>
        <mo fence="true" stretchy="true">(</mo>
        <mrow>
          <mrow>
            <mi>cos</mi>
            <mrow>
              <mo fence="true" stretchy="false">(</mo>
              <mrow>
                <mi mathvariant="normal">β</mi>
              </mrow>
              <mo fence="true" stretchy="false">)</mo>
            </mrow>
            <mi>x</mi>
            <mi>,</mi>
            <mi>y</mi>
            <mrow>
              <mi>,</mi>
              <mo stretchy="false">−</mo>
              <mi mathvariant="italic">sen</mi>
            </mrow>
            <mrow>
              <mo fence="true" stretchy="false">(</mo>
              <mrow>
                <mi mathvariant="normal">β</mi>
              </mrow>
              <mo fence="true" stretchy="false">)</mo>
            </mrow>
            <mi>x</mi>
          </mrow>
        </mrow>
        <mo fence="true" stretchy="true">)</mo>
      </mrow>
    </mrow>
    <annotation encoding="StarMath 5.0">left lline matrix{
alignl cos( %beta )  # alignl 0 # alignl sen( %beta ) ##
alignl 0             # alignl 1 # alignl 0 ##
alignl -sen( %beta ) # alignl 0 # alignl cos( %beta )
} right rline cdot left lline matrix{x ## y ## 0} right rline = left lline matrix{cos(%beta) x + 0 + 0 ## 0 + y + 0 ## -sen(%beta) x + 0 + 0} right rline = left lline matrix{cos(%beta) x ## y ## -sen(%beta) x} right rline =left( cos( %beta ) x, y, -sen( %beta ) x right)</annotation>
  </semantics>
</math>
</file>